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in" svg:y="2.7492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in" svg:height="3.5398in" svg:x="1.3874in" svg:y="3.8441in">
            <draw:object draw:notify-on-update-of-ranges="Sheet1.C1:Sheet1.C10 Sheet1.D1:Sheet1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4.1587in" svg:y="0.3126in">
            <draw:object draw:notify-on-update-of-ranges="Sheet1.E1:Sheet1.E10 Sheet1.F1:Sheet1.F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office:value-type="percentage" office:value="0.057971412990054">
            <text:p>5.80%</text:p>
          </table:table-cell>
          <table:table-cell office:value-type="percentage" office:value="0.592258748674443">
            <text:p>59.23%</text:p>
          </table:table-cell>
          <table:table-cell office:value-type="percentage" office:value="0.0637178691783169">
            <text:p>6.37%</text:p>
          </table:table-cell>
          <table:table-cell office:value-type="percentage" office:value="0.588046958377802">
            <text:p>58.80%</text:p>
          </table:table-cell>
          <table:table-cell office:value-type="percentage" office:value="0.0185330994716211">
            <text:p>1.85%</text:p>
          </table:table-cell>
          <table:table-cell office:value-type="percentage" office:value="0.593177189409369">
            <text:p>59.32%</text:p>
          </table:table-cell>
        </table:table-row>
        <table:table-row table:style-name="ro1">
          <table:table-cell office:value-type="percentage" office:value="0.365809876826269">
            <text:p>36.58%</text:p>
          </table:table-cell>
          <table:table-cell office:value-type="percentage" office:value="0.58503937007874">
            <text:p>58.50%</text:p>
          </table:table-cell>
          <table:table-cell office:value-type="percentage" office:value="0.110451368423487">
            <text:p>11.05%</text:p>
          </table:table-cell>
          <table:table-cell office:value-type="percentage" office:value="0.610674157303371">
            <text:p>61.07%</text:p>
          </table:table-cell>
          <table:table-cell office:value-type="percentage" office:value="0.0848205640496708">
            <text:p>8.48%</text:p>
          </table:table-cell>
          <table:table-cell office:value-type="percentage" office:value="0.584061135371179">
            <text:p>58.41%</text:p>
          </table:table-cell>
        </table:table-row>
        <table:table-row table:style-name="ro1">
          <table:table-cell office:value-type="percentage" office:value="0.408064399347337">
            <text:p>40.81%</text:p>
          </table:table-cell>
          <table:table-cell office:value-type="percentage" office:value="0.570945945945946">
            <text:p>57.09%</text:p>
          </table:table-cell>
          <table:table-cell office:value-type="percentage" office:value="0.150803807525093">
            <text:p>15.08%</text:p>
          </table:table-cell>
          <table:table-cell office:value-type="percentage" office:value="0.657647058823529">
            <text:p>65.76%</text:p>
          </table:table-cell>
          <table:table-cell office:value-type="percentage" office:value="0.174134233235028">
            <text:p>17.41%</text:p>
          </table:table-cell>
          <table:table-cell office:value-type="percentage" office:value="0.64043583535109">
            <text:p>64.04%</text:p>
          </table:table-cell>
        </table:table-row>
        <table:table-row table:style-name="ro1">
          <table:table-cell office:value-type="percentage" office:value="0.482253347694771">
            <text:p>48.23%</text:p>
          </table:table-cell>
          <table:table-cell office:value-type="percentage" office:value="0.583976833976834">
            <text:p>58.40%</text:p>
          </table:table-cell>
          <table:table-cell office:value-type="percentage" office:value="0.166903188854209">
            <text:p>16.69%</text:p>
          </table:table-cell>
          <table:table-cell office:value-type="percentage" office:value="0.64568345323741">
            <text:p>64.57%</text:p>
          </table:table-cell>
          <table:table-cell office:value-type="percentage" office:value="0.192925074524517">
            <text:p>19.29%</text:p>
          </table:table-cell>
          <table:table-cell office:value-type="percentage" office:value="0.623143564356436">
            <text:p>62.31%</text:p>
          </table:table-cell>
        </table:table-row>
        <table:table-row table:style-name="ro1">
          <table:table-cell office:value-type="percentage" office:value="0.711908626362022">
            <text:p>71.19%</text:p>
          </table:table-cell>
          <table:table-cell office:value-type="percentage" office:value="0.64878892733564">
            <text:p>64.88%</text:p>
          </table:table-cell>
          <table:table-cell office:value-type="percentage" office:value="0.173604170249621">
            <text:p>17.36%</text:p>
          </table:table-cell>
          <table:table-cell office:value-type="percentage" office:value="0.642684401451028">
            <text:p>64.27%</text:p>
          </table:table-cell>
          <table:table-cell office:value-type="percentage" office:value="0.334379560010491">
            <text:p>33.44%</text:p>
          </table:table-cell>
          <table:table-cell office:value-type="percentage" office:value="0.598348348348348">
            <text:p>59.83%</text:p>
          </table:table-cell>
        </table:table-row>
        <table:table-row table:style-name="ro1">
          <table:table-cell office:value-type="percentage" office:value="0.751565408209594">
            <text:p>75.16%</text:p>
          </table:table-cell>
          <table:table-cell office:value-type="percentage" office:value="0.666666666666667">
            <text:p>66.67%</text:p>
          </table:table-cell>
          <table:table-cell office:value-type="percentage" office:value="0.331003499576565">
            <text:p>33.10%</text:p>
          </table:table-cell>
          <table:table-cell office:value-type="percentage" office:value="0.619581464872945">
            <text:p>61.96%</text:p>
          </table:table-cell>
          <table:table-cell office:value-type="percentage" office:value="0.421398062619179">
            <text:p>42.14%</text:p>
          </table:table-cell>
          <table:table-cell office:value-type="percentage" office:value="0.575993091537133">
            <text:p>57.60%</text:p>
          </table:table-cell>
        </table:table-row>
        <table:table-row table:style-name="ro1">
          <table:table-cell office:value-type="percentage" office:value="0.760867868570509">
            <text:p>76.09%</text:p>
          </table:table-cell>
          <table:table-cell office:value-type="percentage" office:value="0.672916666666667">
            <text:p>67.29%</text:p>
          </table:table-cell>
          <table:table-cell office:value-type="percentage" office:value="0.331879500493134">
            <text:p>33.19%</text:p>
          </table:table-cell>
          <table:table-cell office:value-type="percentage" office:value="0.619581464872945">
            <text:p>61.96%</text:p>
          </table:table-cell>
          <table:table-cell office:value-type="percentage" office:value="0.472257541067938">
            <text:p>47.23%</text:p>
          </table:table-cell>
          <table:table-cell office:value-type="percentage" office:value="0.567234848484848">
            <text:p>56.72%</text:p>
          </table:table-cell>
        </table:table-row>
        <table:table-row table:style-name="ro1">
          <table:table-cell office:value-type="percentage" office:value="0.851737125248083">
            <text:p>85.17%</text:p>
          </table:table-cell>
          <table:table-cell office:value-type="percentage" office:value="0.738255033557047">
            <text:p>73.83%</text:p>
          </table:table-cell>
          <table:table-cell office:value-type="percentage" office:value="0.780533438429618">
            <text:p>78.05%</text:p>
          </table:table-cell>
          <table:table-cell office:value-type="percentage" office:value="0.686363636363636">
            <text:p>68.64%</text:p>
          </table:table-cell>
          <table:table-cell office:value-type="percentage" office:value="0.743431002221611">
            <text:p>74.34%</text:p>
          </table:table-cell>
          <table:table-cell office:value-type="percentage" office:value="0.649805447470817">
            <text:p>64.98%</text:p>
          </table:table-cell>
        </table:table-row>
        <table:table-row table:style-name="ro1">
          <table:table-cell office:value-type="percentage" office:value="0.882815084262165">
            <text:p>88.28%</text:p>
          </table:table-cell>
          <table:table-cell office:value-type="percentage" office:value="0.733050847457627">
            <text:p>73.31%</text:p>
          </table:table-cell>
          <table:table-cell office:value-type="percentage" office:value="0.920267984266428">
            <text:p>92.03%</text:p>
          </table:table-cell>
          <table:table-cell office:value-type="percentage" office:value="0.7125">
            <text:p>71.25%</text:p>
          </table:table-cell>
          <table:table-cell office:value-type="percentage" office:value="0.839077823324168">
            <text:p>83.91%</text:p>
          </table:table-cell>
          <table:table-cell office:value-type="percentage" office:value="0.686335403726708">
            <text:p>68.63%</text:p>
          </table:table-cell>
        </table:table-row>
        <table:table-row table:style-name="ro1">
          <table:table-cell office:value-type="percentage" office:value="0.892422978058135">
            <text:p>89.24%</text:p>
          </table:table-cell>
          <table:table-cell office:value-type="percentage" office:value="0.740740740740741">
            <text:p>74.07%</text:p>
          </table:table-cell>
          <table:table-cell office:value-type="percentage" office:value="0.934940589456784">
            <text:p>93.49%</text:p>
          </table:table-cell>
          <table:table-cell office:value-type="percentage" office:value="0.712121212121212">
            <text:p>71.21%</text:p>
          </table:table-cell>
          <table:table-cell office:value-type="percentage" office:value="0.851336242994707">
            <text:p>85.13%</text:p>
          </table:table-cell>
          <table:table-cell office:value-type="percentage" office:value="0.691275167785235">
            <text:p>69.13%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E1:Sheet1.F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an </meta:initial-creator>
    <meta:creation-date>2012-09-21T09:26:41</meta:creation-date>
    <dc:date>2012-09-21T11:07:41</dc:date>
    <dc:creator>chuan </dc:creator>
    <meta:editing-duration>PT1H7M25S</meta:editing-duration>
    <meta:editing-cycles>7</meta:editing-cycles>
    <meta:generator>LibreOffice/3.5$Linux_x86 LibreOffice_project/350m1$Build-2</meta:generator>
    <meta:document-statistic meta:table-count="3" meta:cell-count="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71cm" svg:y="0.316cm" chart:style-name="ch2">
          <text:p>Accuracy-Porportion Chart</text:p>
        </chart:title>
        <chart:subtitle svg:x="6.541cm" svg:y="1.275cm" chart:style-name="ch3">
          <text:p>2000 freq words</text:p>
        </chart:subtitle>
        <chart:plot-area chart:style-name="ch4" table:cell-range-address="Sheet1.A1:Sheet1.B10" chart:data-source-has-labels="column" svg:x="1.331cm" svg:y="2.318cm" svg:width="14.029cm" svg:height="5.521cm">
          <chartooo:coordinate-region svg:x="2.746cm" svg:y="2.518cm" svg:width="12.03cm" svg:height="4.674cm"/>
          <chart:axis chart:dimension="x" chart:name="primary-x" chart:style-name="ch5" chartooo:axis-type="auto">
            <chartooo:date-scale/>
            <chart:title svg:x="6.938cm" svg:y="8.019cm" chart:style-name="ch6">
              <text:p>train set proportion</text:p>
            </chart:title>
            <chart:categories table:cell-range-address="Sheet1.A1:Sheet1.A10"/>
          </chart:axis>
          <chart:axis chart:dimension="y" chart:name="primary-y" chart:style-name="ch5">
            <chart:title svg:x="0.451cm" svg:y="5.823cm" chart:style-name="ch7">
              <text:p>accuracy </text:p>
            </chart:title>
            <chart:grid chart:style-name="ch8" chart:class="major"/>
          </chart:axis>
          <chart:series chart:style-name="ch9" chart:values-cell-range-address="Sheet1.B1:Sheet1.B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.057971412990054">
                <text:p>0</text:p>
                <draw:g>
                  <svg:desc>Sheet1.A1:Sheet1.A10</svg:desc>
                </draw:g>
              </table:table-cell>
              <table:table-cell office:value-type="float" office:value="0.592258748674443">
                <text:p>0.592258748674443</text:p>
                <draw:g>
                  <svg:desc>Sheet1.B1:Sheet1.B10</svg:desc>
                </draw:g>
              </table:table-cell>
            </table:table-row>
            <table:table-row>
              <table:table-cell office:value-type="float" office:value="0.365809876826269">
                <text:p>0</text:p>
              </table:table-cell>
              <table:table-cell office:value-type="float" office:value="0.58503937007874">
                <text:p>0.58503937007874</text:p>
              </table:table-cell>
            </table:table-row>
            <table:table-row>
              <table:table-cell office:value-type="float" office:value="0.408064399347337">
                <text:p>0</text:p>
              </table:table-cell>
              <table:table-cell office:value-type="float" office:value="0.570945945945946">
                <text:p>0.570945945945946</text:p>
              </table:table-cell>
            </table:table-row>
            <table:table-row>
              <table:table-cell office:value-type="float" office:value="0.482253347694771">
                <text:p>0</text:p>
              </table:table-cell>
              <table:table-cell office:value-type="float" office:value="0.583976833976834">
                <text:p>0.583976833976834</text:p>
              </table:table-cell>
            </table:table-row>
            <table:table-row>
              <table:table-cell office:value-type="float" office:value="0.711908626362022">
                <text:p>0</text:p>
              </table:table-cell>
              <table:table-cell office:value-type="float" office:value="0.64878892733564">
                <text:p>0.64878892733564</text:p>
              </table:table-cell>
            </table:table-row>
            <table:table-row>
              <table:table-cell office:value-type="float" office:value="0.751565408209594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60867868570509">
                <text:p>0</text:p>
              </table:table-cell>
              <table:table-cell office:value-type="float" office:value="0.672916666666667">
                <text:p>0.672916666666667</text:p>
              </table:table-cell>
            </table:table-row>
            <table:table-row>
              <table:table-cell office:value-type="float" office:value="0.851737125248083">
                <text:p>0</text:p>
              </table:table-cell>
              <table:table-cell office:value-type="float" office:value="0.738255033557047">
                <text:p>0.738255033557047</text:p>
              </table:table-cell>
            </table:table-row>
            <table:table-row>
              <table:table-cell office:value-type="float" office:value="0.882815084262165">
                <text:p>0</text:p>
              </table:table-cell>
              <table:table-cell office:value-type="float" office:value="0.733050847457627">
                <text:p>0.733050847457627</text:p>
              </table:table-cell>
            </table:table-row>
            <table:table-row>
              <table:table-cell office:value-type="float" office:value="0.892422978058135">
                <text:p>0</text:p>
              </table:table-cell>
              <table:table-cell office:value-type="float" office:value="0.740740740740741">
                <text:p>0.7407407407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title svg:x="5.243cm" svg:y="0.315cm" chart:style-name="ch2">
          <text:p>Accuracy-Proportion chart </text:p>
        </chart:title>
        <chart:subtitle svg:x="6.646cm" svg:y="1.273cm" chart:style-name="ch3">
          <text:p>4000 freq word</text:p>
        </chart:subtitle>
        <chart:plot-area chart:style-name="ch4" table:cell-range-address="Sheet1.C1:Sheet1.D10" chart:data-source-has-labels="column" svg:x="1.33cm" svg:y="2.314cm" svg:width="14.03cm" svg:height="5.518cm">
          <chartooo:coordinate-region svg:x="2.745cm" svg:y="2.514cm" svg:width="12.031cm" svg:height="4.671cm"/>
          <chart:axis chart:dimension="x" chart:name="primary-x" chart:style-name="ch5" chartooo:axis-type="auto">
            <chartooo:date-scale/>
            <chart:title svg:x="6.938cm" svg:y="8.011cm" chart:style-name="ch6">
              <text:p>train set proportion</text:p>
            </chart:title>
            <chart:categories table:cell-range-address="Sheet1.C1:Sheet1.C10"/>
          </chart:axis>
          <chart:axis chart:dimension="y" chart:name="primary-y" chart:style-name="ch5">
            <chart:title svg:x="0.451cm" svg:y="5.792cm" chart:style-name="ch7">
              <text:p>Accuracy</text:p>
            </chart:title>
            <chart:grid chart:style-name="ch8" chart:class="major"/>
          </chart:axis>
          <chart:series chart:style-name="ch9" chart:values-cell-range-address="Sheet1.D1:Sheet1.D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0637178691783169">
                <text:p>0</text:p>
                <draw:g>
                  <svg:desc>Sheet1.C1:Sheet1.C10</svg:desc>
                </draw:g>
              </table:table-cell>
              <table:table-cell office:value-type="float" office:value="0.588046958377802">
                <text:p>0.588046958377802</text:p>
                <draw:g>
                  <svg:desc>Sheet1.D1:Sheet1.D10</svg:desc>
                </draw:g>
              </table:table-cell>
            </table:table-row>
            <table:table-row>
              <table:table-cell office:value-type="float" office:value="0.110451368423487">
                <text:p>0</text:p>
              </table:table-cell>
              <table:table-cell office:value-type="float" office:value="0.610674157303371">
                <text:p>0.610674157303371</text:p>
              </table:table-cell>
            </table:table-row>
            <table:table-row>
              <table:table-cell office:value-type="float" office:value="0.150803807525093">
                <text:p>0</text:p>
              </table:table-cell>
              <table:table-cell office:value-type="float" office:value="0.657647058823529">
                <text:p>0.657647058823529</text:p>
              </table:table-cell>
            </table:table-row>
            <table:table-row>
              <table:table-cell office:value-type="float" office:value="0.166903188854209">
                <text:p>0</text:p>
              </table:table-cell>
              <table:table-cell office:value-type="float" office:value="0.64568345323741">
                <text:p>0.64568345323741</text:p>
              </table:table-cell>
            </table:table-row>
            <table:table-row>
              <table:table-cell office:value-type="float" office:value="0.173604170249621">
                <text:p>0</text:p>
              </table:table-cell>
              <table:table-cell office:value-type="float" office:value="0.642684401451028">
                <text:p>0.642684401451028</text:p>
              </table:table-cell>
            </table:table-row>
            <table:table-row>
              <table:table-cell office:value-type="float" office:value="0.331003499576565">
                <text:p>0</text:p>
              </table:table-cell>
              <table:table-cell office:value-type="float" office:value="0.619581464872945">
                <text:p>0.619581464872945</text:p>
              </table:table-cell>
            </table:table-row>
            <table:table-row>
              <table:table-cell office:value-type="float" office:value="0.331879500493134">
                <text:p>0</text:p>
              </table:table-cell>
              <table:table-cell office:value-type="float" office:value="0.619581464872945">
                <text:p>0.619581464872945</text:p>
              </table:table-cell>
            </table:table-row>
            <table:table-row>
              <table:table-cell office:value-type="float" office:value="0.780533438429618">
                <text:p>0</text:p>
              </table:table-cell>
              <table:table-cell office:value-type="float" office:value="0.686363636363636">
                <text:p>0.686363636363636</text:p>
              </table:table-cell>
            </table:table-row>
            <table:table-row>
              <table:table-cell office:value-type="float" office:value="0.920267984266428">
                <text:p>0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float" office:value="0.934940589456784">
                <text:p>0</text:p>
              </table:table-cell>
              <table:table-cell office:value-type="float" office:value="0.712121212121212">
                <text:p>0.7121212121212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71cm" svg:y="0.316cm" chart:style-name="ch2">
          <text:p>Accuracy-Proportion Chart</text:p>
        </chart:title>
        <chart:subtitle svg:x="6.647cm" svg:y="1.275cm" chart:style-name="ch3">
          <text:p>6000 freq word</text:p>
        </chart:subtitle>
        <chart:plot-area chart:style-name="ch4" table:cell-range-address="Sheet1.E1:Sheet1.F10" chart:data-source-has-labels="column" svg:x="1.331cm" svg:y="2.318cm" svg:width="14.029cm" svg:height="5.521cm">
          <chartooo:coordinate-region svg:x="2.746cm" svg:y="2.518cm" svg:width="12.03cm" svg:height="4.674cm"/>
          <chart:axis chart:dimension="x" chart:name="primary-x" chart:style-name="ch5" chartooo:axis-type="auto">
            <chartooo:date-scale/>
            <chart:title svg:x="6.938cm" svg:y="8.019cm" chart:style-name="ch6">
              <text:p>train set proportion</text:p>
            </chart:title>
            <chart:categories table:cell-range-address="Sheet1.E1:Sheet1.E10"/>
          </chart:axis>
          <chart:axis chart:dimension="y" chart:name="primary-y" chart:style-name="ch5">
            <chart:title svg:x="0.451cm" svg:y="5.783cm" chart:style-name="ch7">
              <text:p>accuracy</text:p>
            </chart:title>
            <chart:grid chart:style-name="ch8" chart:class="major"/>
          </chart:axis>
          <chart:series chart:style-name="ch9" chart:values-cell-range-address="Sheet1.F1:Sheet1.F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0185330994716211">
                <text:p>0</text:p>
                <draw:g>
                  <svg:desc>Sheet1.E1:Sheet1.E10</svg:desc>
                </draw:g>
              </table:table-cell>
              <table:table-cell office:value-type="float" office:value="0.593177189409369">
                <text:p>0.593177189409369</text:p>
                <draw:g>
                  <svg:desc>Sheet1.F1:Sheet1.F10</svg:desc>
                </draw:g>
              </table:table-cell>
            </table:table-row>
            <table:table-row>
              <table:table-cell office:value-type="float" office:value="0.0848205640496708">
                <text:p>0</text:p>
              </table:table-cell>
              <table:table-cell office:value-type="float" office:value="0.584061135371179">
                <text:p>0.584061135371179</text:p>
              </table:table-cell>
            </table:table-row>
            <table:table-row>
              <table:table-cell office:value-type="float" office:value="0.174134233235028">
                <text:p>0</text:p>
              </table:table-cell>
              <table:table-cell office:value-type="float" office:value="0.64043583535109">
                <text:p>0.64043583535109</text:p>
              </table:table-cell>
            </table:table-row>
            <table:table-row>
              <table:table-cell office:value-type="float" office:value="0.192925074524517">
                <text:p>0</text:p>
              </table:table-cell>
              <table:table-cell office:value-type="float" office:value="0.623143564356436">
                <text:p>0.623143564356436</text:p>
              </table:table-cell>
            </table:table-row>
            <table:table-row>
              <table:table-cell office:value-type="float" office:value="0.334379560010491">
                <text:p>0</text:p>
              </table:table-cell>
              <table:table-cell office:value-type="float" office:value="0.598348348348348">
                <text:p>0.598348348348348</text:p>
              </table:table-cell>
            </table:table-row>
            <table:table-row>
              <table:table-cell office:value-type="float" office:value="0.421398062619179">
                <text:p>0</text:p>
              </table:table-cell>
              <table:table-cell office:value-type="float" office:value="0.575993091537133">
                <text:p>0.575993091537133</text:p>
              </table:table-cell>
            </table:table-row>
            <table:table-row>
              <table:table-cell office:value-type="float" office:value="0.472257541067938">
                <text:p>0</text:p>
              </table:table-cell>
              <table:table-cell office:value-type="float" office:value="0.567234848484848">
                <text:p>0.567234848484848</text:p>
              </table:table-cell>
            </table:table-row>
            <table:table-row>
              <table:table-cell office:value-type="float" office:value="0.743431002221611">
                <text:p>0</text:p>
              </table:table-cell>
              <table:table-cell office:value-type="float" office:value="0.649805447470817">
                <text:p>0.649805447470817</text:p>
              </table:table-cell>
            </table:table-row>
            <table:table-row>
              <table:table-cell office:value-type="float" office:value="0.839077823324168">
                <text:p>0</text:p>
              </table:table-cell>
              <table:table-cell office:value-type="float" office:value="0.686335403726708">
                <text:p>0.686335403726708</text:p>
              </table:table-cell>
            </table:table-row>
            <table:table-row>
              <table:table-cell office:value-type="float" office:value="0.851336242994707">
                <text:p>0</text:p>
              </table:table-cell>
              <table:table-cell office:value-type="float" office:value="0.691275167785235">
                <text:p>0.691275167785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